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w3schools.com/sql/sql_injection.asp" text:style-name="Internet_20_link" text:visited-style-name="Visited_20_Internet_20_Link">https://www.w3schools.com/sql/sql_injection.asp</text:a></text:p>
      <text:p text:style-name="Standard"/>
      <text:p text:style-name="Standard">https://www.securityartwork.es/2013/11/21/evasion-de-autenticacion-con-inyeccion-sql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9:39:14.886874232</meta:creation-date>
    <dc:date>2024-10-02T09:48:01.437276661</dc:date>
    <meta:editing-duration>PT8M4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132" meta:non-whitespace-character-count="132"/>
  </office:meta>
</office:document-meta>
</file>